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<text:s text:c="36"/>Сплиновый депресняк</text:span></text:p>
      <text:p text:style-name="Standard"><text:span text:style-name="T1">Как мне больно, тяжело</text:span></text:p>
      <text:p text:style-name="Standard"><text:span text:style-name="T1">Все в мире будто бы назло</text:span></text:p>
      <text:p text:style-name="Standard"><text:span text:style-name="T1">Мне бы лечь и умереть</text:span></text:p>
      <text:p text:style-name="Standard"><text:span text:style-name="T1">Совсем я больше не могу ни песен петь<text:line-break/>Ни сказок сочинять<text:line-break/>Ни правду в свой дневник на совесть на совесть записать<text:line-break/>Я не знаю зачем мне жить<text:line-break/>И кого я теперь смогу полюбить...</text:span></text:p>
      <text:p text:style-name="Standard"><text:span text:style-name="T1">Если все вы без моей любви обойдетесь</text:span></text:p>
      <text:p text:style-name="Standard"><text:span text:style-name="T1">Не важно-главное что в жизни этой вы найдетесь</text:span></text:p>
      <text:p text:style-name="Standard"><text:span text:style-name="T1">Я не знаю как смогу теперь без вас</text:span></text:p>
      <text:p text:style-name="Standard"><text:span text:style-name="T1">Освещен был каждый жизни час</text:span></text:p>
      <text:p text:style-name="Standard"><text:span text:style-name="T1">Вашим ощутительным присутствием</text:span></text:p>
      <text:p text:style-name="Standard"><text:span text:style-name="T1">И каждым, просто каждым своим чувствованием</text:span></text:p>
      <text:p text:style-name="Standard"><text:span text:style-name="T1">Я знала что вы есть</text:span></text:p>
      <text:p text:style-name="Standard"><text:span text:style-name="T1">Видела что вы здесь, рядом</text:span></text:p>
      <text:p text:style-name="Standard"><text:span text:style-name="T1">Мыслью или взглядом</text:span></text:p>
      <text:p text:style-name="Standard"><text:span text:style-name="T1">Вы были всегда со мною</text:span></text:p>
      <text:p text:style-name="Standard"><text:span text:style-name="T1">Но теперь я лежу порой ночною</text:span></text:p>
      <text:p text:style-name="Standard"><text:span text:style-name="T1">И не знаю как же дальше быть</text:span></text:p>
      <text:p text:style-name="Standard"><text:span text:style-name="T1">Не ведаю, смогу ль когда нибудь о вас забыть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9-13T10:25:07.37</meta:creation-date>
    <meta:document-statistic meta:table-count="0" meta:image-count="0" meta:object-count="0" meta:page-count="1" meta:paragraph-count="18" meta:word-count="127" meta:character-count="705"/>
    <dc:date>2012-09-13T11:23:30.21</dc:date>
    <dc:creator>Елизавета Чижикова</dc:creator>
    <meta:editing-duration>PT43M12S</meta:editing-duration>
    <meta:editing-cycles>1</meta:editing-cycles>
    <meta:generator>OpenOffice.org/3.3$Win32 OpenOffice.org_project/330m20$Build-9567</meta:generator>
  </office:meta>
</office:document-meta>
</file>